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Calibri" svg:font-family="Calibri"/>
    <style:font-face style:name="Arial1" svg:font-family="Arial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background-color="#70AD47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ackground-color="#FF420E"/>
    </style:style>
    <style:style style:name="ce6" style:family="table-cell" style:parent-style-name="Default" style:data-style-name="N0">
      <style:table-cell-properties fo:background-color="#FFD320"/>
    </style:style>
    <style:style style:name="ce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70AD47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0" style:family="table-cell" style:parent-style-name="Default" style:data-style-name="N13"/>
    <style:style style:name="ce11" style:family="table-cell" style:parent-style-name="Default" style:data-style-name="N0">
      <style:table-cell-properties style:vertical-align="middle" fo:background-color="#FF420E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automatic" fo:background-color="#FFD320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automatic" fo:background-color="#FF420E" style:repeat-content="false"/>
      <style:paragraph-properties fo:text-align="start" fo:margin-left="0cm"/>
    </style:style>
    <style:style style:name="ce14" style:family="table-cell" style:parent-style-name="Default" style:data-style-name="N1"/>
    <style:style style:name="ce15" style:family="table-cell" style:parent-style-name="Default" style:data-style-name="N36"/>
    <style:style style:name="ce16" style:family="table-cell" style:parent-style-name="Default" style:data-style-name="N0">
      <style:text-properties fo:font-size="10pt" style:font-size-asian="10pt" style:font-size-complex="10pt"/>
    </style:style>
    <style:style style:name="ce17" style:family="table-cell" style:parent-style-name="Default" style:data-style-name="N0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automatic" fo:background-color="#FFC000" style:repeat-content="false"/>
      <style:paragraph-properties fo:text-align="start" fo:margin-left="0cm"/>
    </style:style>
    <style:style style:name="ce21" style:family="table-cell" style:parent-style-name="Pourcentage" style:data-style-name="N13"/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4" style:family="table-cell" style:parent-style-name="Percent" style:data-style-name="N13"/>
    <style:style style:name="ce25" style:family="table-cell" style:parent-style-name="Default" style:data-style-name="N2"/>
    <style:style style:name="ce26" style:family="table-cell" style:parent-style-name="Default" style:data-style-name="N37"/>
    <style:style style:name="ce27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9" style:family="table-cell" style:parent-style-name="Normal_32_2" style:data-style-name="N0">
      <style:table-cell-properties style:vertical-align="automatic" fo:background-color="transparent" style:cell-protect="protected"/>
      <style:text-properties style:font-name="Arial1" style:font-name-asian="Arial1" style:font-name-complex="Arial1" fo:font-size="8pt" style:font-size-asian="8pt" style:font-size-complex="8pt"/>
    </style:style>
    <style:style style:name="ce30" style:family="table-cell" style:parent-style-name="Default" style:data-style-name="N0">
      <style:table-cell-properties style:vertical-align="middle" fo:background-color="#70AD47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style:vertical-align="automatic" fo:background-color="#70AD47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2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33" style:family="table-cell" style:parent-style-name="Normal_32_2" style:data-style-name="N0">
      <style:table-cell-properties style:vertical-align="automatic" fo:background-color="transparent" style:cell-protect="protected"/>
      <style:text-properties style:font-name="Arial1" style:font-name-asian="Arial1" style:font-name-complex="Arial1" fo:font-size="8pt" style:font-size-asian="8pt" style:font-size-complex="8pt"/>
    </style:style>
    <style:style style:name="ce34" style:family="table-cell" style:parent-style-name="Default" style:data-style-name="N0">
      <style:table-cell-properties style:vertical-align="automatic" fo:background-color="#70AD47" style:repeat-content="false"/>
      <style:paragraph-properties fo:text-align="start" fo:margin-left="0cm"/>
    </style:style>
    <style:style style:name="ce35" style:family="table-cell" style:parent-style-name="Normal_32_2" style:data-style-name="N0">
      <style:table-cell-properties style:vertical-align="automatic" fo:background-color="transparent" style:cell-protect="protected"/>
      <style:text-properties style:font-name="Arial1" style:font-name-asian="Arial1" style:font-name-complex="Arial1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erif" style:font-name-asian="Liberation Serif" style:font-name-complex="Liberation Serif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erif" style:font-name-asian="Liberation Serif" style:font-name-complex="Liberation Seri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1.32291666666667cm"/>
    </style:style>
    <style:style style:name="co3" style:family="table-column">
      <style:table-column-properties fo:break-before="auto" style:column-width="1.16416666666667cm"/>
    </style:style>
    <style:style style:name="co4" style:family="table-column">
      <style:table-column-properties fo:break-before="auto" style:column-width="15.875cm"/>
    </style:style>
    <style:style style:name="co5" style:family="table-column">
      <style:table-column-properties fo:break-before="auto" style:column-width="8.12270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2.75pt" style:use-optimal-row-height="fals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Main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Dénomination</text:p>
          </table:table-cell>
          <table:table-cell office:value-type="string" table:style-name="ce2">
            <text:p>Valeur</text:p>
          </table:table-cell>
          <table:table-cell office:value-type="string" table:style-name="ce2">
            <text:p>Unité</text:p>
          </table:table-cell>
          <table:table-cell office:value-type="string" table:style-name="ce3">
            <text:p>Commentaire</text:p>
          </table:table-cell>
          <table:table-cell office:value-type="string" table:style-name="ce4">
            <text:p>Valeur définie par cahier des charges / datasheet</text:p>
          </table:table-cell>
          <table:table-cell table:number-columns-repeated="16379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office:value-type="string" table:style-name="ce5">
            <text:p>Valeur théorique calculée</text:p>
          </table:table-cell>
          <table:table-cell table:number-columns-repeated="16379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office:value-type="string" table:style-name="ce6">
            <text:p>Valeur pratique choisie</text:p>
          </table:table-cell>
          <table:table-cell table:number-columns-repeated="16379"/>
        </table:table-row>
        <table:table-row table:style-name="ro3">
          <table:table-cell office:value-type="string" table:number-columns-spanned="4" table:number-rows-spanned="1" table:style-name="ce27">
            <text:p>Données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table:number-columns-repeated="4" table:style-name="ce7"/>
          <table:table-cell table:number-columns-repeated="16380" table:style-name="ce1"/>
        </table:table-row>
        <table:table-row table:style-name="ro1">
          <table:table-cell office:value-type="string" table:style-name="ce8">
            <text:p>Vin min</text:p>
          </table:table-cell>
          <table:table-cell office:value-type="float" office:value="24" table:style-name="ce1">
            <text:p>24</text:p>
          </table:table-cell>
          <table:table-cell office:value-type="string" table:style-name="ce3">
            <text:p>V</text:p>
          </table:table-cell>
          <table:table-cell office:value-type="string" table:number-columns-spanned="1" table:number-rows-spanned="3" table:style-name="ce28">
            <text:p>Sortie du panneau solaire, entrée du buc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8">
            <text:p>Vin max</text:p>
          </table:table-cell>
          <table:table-cell office:value-type="float" office:value="50" table:style-name="ce1">
            <text:p>50</text:p>
          </table:table-cell>
          <table:table-cell office:value-type="string" table:style-name="ce3">
            <text:p>V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style-name="ce8">
            <text:p>Vin nom</text:p>
          </table:table-cell>
          <table:table-cell office:value-type="float" office:value="36" table:style-name="ce1">
            <text:p>36</text:p>
          </table:table-cell>
          <table:table-cell office:value-type="string" table:style-name="ce3">
            <text:p>V</text:p>
          </table:table-cell>
          <table:covered-table-cell/>
          <table:table-cell table:number-columns-repeated="16380" table:style-name="ce1"/>
        </table:table-row>
        <table:table-row table:style-name="ro1">
          <table:table-cell table:style-name="ce3"/>
          <table:table-cell table:style-name="ce1"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office:value-type="string" table:style-name="ce8">
            <text:p>Pout nom</text:p>
          </table:table-cell>
          <table:table-cell office:value-type="float" office:value="200" table:style-name="ce1">
            <text:p>200</text:p>
          </table:table-cell>
          <table:table-cell office:value-type="string" table:style-name="ce3">
            <text:p>W</text:p>
          </table:table-cell>
          <table:table-cell office:value-type="string" table:number-columns-spanned="1" table:number-rows-spanned="4" table:style-name="ce28">
            <text:p>Sortie du buc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8">
            <text:p>Vout min</text:p>
          </table:table-cell>
          <table:table-cell office:value-type="float" office:value="22" table:style-name="ce1">
            <text:p>22</text:p>
          </table:table-cell>
          <table:table-cell office:value-type="string" table:style-name="ce3">
            <text:p>V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style-name="ce8">
            <text:p>Vout max</text:p>
          </table:table-cell>
          <table:table-cell office:value-type="float" office:value="28" table:style-name="ce1">
            <text:p>28</text:p>
          </table:table-cell>
          <table:table-cell office:value-type="string" table:style-name="ce3">
            <text:p>V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style-name="ce8">
            <text:p>Iout max</text:p>
          </table:table-cell>
          <table:table-cell office:value-type="float" office:value="9" table:style-name="ce1">
            <text:p>9</text:p>
          </table:table-cell>
          <table:table-cell office:value-type="string" table:style-name="ce3">
            <text:p>A</text:p>
          </table:table-cell>
          <table:covered-table-cell/>
          <table:table-cell table:number-columns-repeated="16380" table:style-name="ce1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style-name="ro1">
          <table:table-cell office:value-type="string" table:style-name="ce8">
            <text:p>Rendement</text:p>
          </table:table-cell>
          <table:table-cell office:value-type="percentage" office:value="0.92" table:style-name="ce10">
            <text:p>92%</text:p>
          </table:table-cell>
          <table:table-cell table:style-name="ce3"/>
          <table:table-cell office:value-type="string" table:style-name="ce3">
            <text:p>@150W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table:style-name="ce10"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office:value-type="string" table:style-name="ce8">
            <text:p>ResADC</text:p>
          </table:table-cell>
          <table:table-cell office:value-type="float" office:value="12" table:style-name="ce1">
            <text:p>12</text:p>
          </table:table-cell>
          <table:table-cell office:value-type="string" table:style-name="ce3">
            <text:p>bits</text:p>
          </table:table-cell>
          <table:table-cell office:value-type="string" table:style-name="ce3">
            <text:p>cf datasheet STM32L476RG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sw</text:p>
          </table:table-cell>
          <table:table-cell office:value-type="float" office:value="100" table:style-name="ce1">
            <text:p>100</text:p>
          </table:table-cell>
          <table:table-cell office:value-type="string" table:style-name="ce3">
            <text:p>kHz</text:p>
          </table:table-cell>
          <table:table-cell office:value-type="string" table:style-name="ce3">
            <text:p>Fréquence de découpage du MOS</text:p>
          </table:table-cell>
          <table:table-cell table:number-columns-repeated="16380"/>
        </table:table-row>
        <table:table-row table:style-name="ro2">
          <table:table-cell table:style-name="ce3"/>
          <table:table-cell table:style-name="ce1"/>
          <table:table-cell table:number-columns-repeated="2"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27">
            <text:p>Mesure tension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repeated="4" table:style-name="ce7"/>
          <table:table-cell table:number-columns-repeated="16380"/>
        </table:table-row>
        <table:table-row table:style-name="ro1">
          <table:table-cell office:value-type="string" table:style-name="ce11">
            <text:p>Vin max</text:p>
          </table:table-cell>
          <table:table-cell office:value-type="float" office:value="55.000000000000007" table:formula="of:=[.B7]*1.1" table:style-name="ce1">
            <text:p>55</text:p>
          </table:table-cell>
          <table:table-cell office:value-type="string" table:style-name="ce3">
            <text:p>V</text:p>
          </table:table-cell>
          <table:table-cell office:value-type="string" table:style-name="ce3">
            <text:p>Facteur de sécurité sur tension max : +20%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 meas</text:p>
          </table:table-cell>
          <table:table-cell office:value-type="float" office:value="500" table:style-name="ce1">
            <text:p>500</text:p>
          </table:table-cell>
          <table:table-cell office:value-type="string" table:style-name="ce3">
            <text:p>uA</text:p>
          </table:table-cell>
          <table:table-cell office:value-type="string" table:style-name="ce3">
            <text:p>Courant dans pont diviseur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Vadc max</text:p>
          </table:table-cell>
          <table:table-cell office:value-type="float" office:value="3.3" table:style-name="ce1">
            <text:p>3,3</text:p>
          </table:table-cell>
          <table:table-cell office:value-type="string" table:style-name="ce3">
            <text:p>V</text:p>
          </table:table-cell>
          <table:table-cell office:value-type="string" table:style-name="ce3">
            <text:p>Vref ADC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Divider ratio</text:p>
          </table:table-cell>
          <table:table-cell office:value-type="float" office:value="16.666666666666671" table:formula="of:=[.B22]/[.B24]" table:style-name="ce14">
            <text:p>17</text:p>
          </table:table-cell>
          <table:table-cell table:style-name="ce3"/>
          <table:table-cell office:value-type="string" table:style-name="ce3">
            <text:p>Ratio Vin/Vadc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Rtot</text:p>
          </table:table-cell>
          <table:table-cell office:value-type="float" office:value="110.00000000000001" table:formula="of:=[.B22]/[.B23]*1000" table:style-name="ce1">
            <text:p>110</text:p>
          </table:table-cell>
          <table:table-cell office:value-type="string" table:style-name="ce3">
            <text:p>k<text:span text:style-name="T2">Ω</text:span></text:p>
          </table:table-cell>
          <table:table-cell office:value-type="string" table:style-name="ce3">
            <text:p>Rtot=R1+R2, R1 entre masse et ADC, R2 entre ADC et Vin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R2</text:p>
          </table:table-cell>
          <table:table-cell office:value-type="float" office:value="103.40000000000002" table:formula="of:=[.B26]-[.B28]" table:style-name="ce1">
            <text:p>103,4</text:p>
          </table:table-cell>
          <table:table-cell office:value-type="string" table:style-name="ce3">
            <text:p>k<text:span text:style-name="T2">Ω</text:span></text:p>
          </table:table-cell>
          <table:table-cell office:value-type="string" table:style-name="ce3">
            <text:p>R2=Rtot-R1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R1</text:p>
          </table:table-cell>
          <table:table-cell office:value-type="float" office:value="6.5999999999999988" table:formula="of:=[.B26]/[.B25]" table:style-name="ce15">
            <text:p>6,6</text:p>
          </table:table-cell>
          <table:table-cell office:value-type="string" table:style-name="ce3">
            <text:p>k<text:span text:style-name="T2">Ω</text:span></text:p>
          </table:table-cell>
          <table:table-cell office:value-type="string" table:style-name="ce3">
            <text:p>R1=Rtot/Ratio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R2</text:p>
          </table:table-cell>
          <table:table-cell office:value-type="float" office:value="100" table:style-name="ce1">
            <text:p>100</text:p>
          </table:table-cell>
          <table:table-cell office:value-type="string" table:style-name="ce3">
            <text:p>k<text:span text:style-name="T2">Ω</text:span></text:p>
          </table:table-cell>
          <table:table-cell office:value-type="string" table:number-columns-spanned="1" table:number-rows-spanned="2" table:style-name="ce28">
            <text:p>Valeurs choisies selon valeurs idéales précédentes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R1</text:p>
          </table:table-cell>
          <table:table-cell office:value-type="float" office:value="6.2" table:style-name="ce1">
            <text:p>6,2</text:p>
          </table:table-cell>
          <table:table-cell office:value-type="string" table:style-name="ce3">
            <text:p>k<text:span text:style-name="T2">Ω</text:span>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style-name="ce13">
            <text:p>Vin max</text:p>
          </table:table-cell>
          <table:table-cell office:value-type="float" office:value="56.525806451612901" table:formula="of:=[.B24]*([.B29]+[.B30])/[.B30]" table:style-name="ce15">
            <text:p>56,5</text:p>
          </table:table-cell>
          <table:table-cell office:value-type="string" table:style-name="ce3">
            <text:p>V</text:p>
          </table:table-cell>
          <table:table-cell office:value-type="string" table:style-name="ce3">
            <text:p>Vin max avec valeurs choisies précédemment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Pdiss</text:p>
          </table:table-cell>
          <table:table-cell office:value-type="float" office:value="30.086316337148801" table:formula="of:=[.B31]*[.B31]/([.B30]+[.B29])" table:style-name="ce14">
            <text:p>30</text:p>
          </table:table-cell>
          <table:table-cell office:value-type="string" table:style-name="ce3">
            <text:p>mW</text:p>
          </table:table-cell>
          <table:table-cell office:value-type="string" table:style-name="ce3">
            <text:p>Puissance dissipée par la mesure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NbcountsADC</text:p>
          </table:table-cell>
          <table:table-cell office:value-type="float" office:value="4096" table:formula="of:=2^[.B17]" table:style-name="ce1">
            <text:p>4096</text:p>
          </table:table-cell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office:value-type="string" table:style-name="ce13">
            <text:p>Resolution</text:p>
          </table:table-cell>
          <table:table-cell office:value-type="float" office:value="13.800245715725806" table:formula="of:=[.B31]/[.B33]*1000" table:style-name="ce14">
            <text:p>14</text:p>
          </table:table-cell>
          <table:table-cell office:value-type="string" table:style-name="ce3">
            <text:p>mV</text:p>
          </table:table-cell>
          <table:table-cell office:value-type="string" table:style-name="ce3">
            <text:p>ADC LSB step size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table:style-name="ce1"/>
          <table:table-cell table:number-columns-repeated="2" table:style-name="ce3"/>
          <table:table-cell table:number-columns-repeated="16380" table:style-name="ce1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table:number-columns-repeated="16380" table:style-name="ce1"/>
        </table:table-row>
        <table:table-row table:style-name="ro3">
          <table:table-cell office:value-type="string" table:number-columns-spanned="4" table:number-rows-spanned="1" table:style-name="ce27">
            <text:p>Mesure courant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table:number-columns-repeated="4" table:style-name="ce7"/>
          <table:table-cell table:number-columns-repeated="16380" table:style-name="ce1"/>
        </table:table-row>
        <table:table-row table:style-name="ro1">
          <table:table-cell office:value-type="string" table:style-name="ce13">
            <text:p>I max</text:p>
          </table:table-cell>
          <table:table-cell office:value-type="float" office:value="10" table:formula="of:=[.B13]*10/9" table:style-name="ce1">
            <text:p>10</text:p>
          </table:table-cell>
          <table:table-cell office:value-type="string" table:style-name="ce1">
            <text:p>A</text:p>
          </table:table-cell>
          <table:table-cell office:value-type="string" table:style-name="ce3">
            <text:p>Courant max mesurab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Rshunt</text:p>
          </table:table-cell>
          <table:table-cell office:value-type="float" office:value="6" table:style-name="ce1">
            <text:p>6</text:p>
          </table:table-cell>
          <table:table-cell office:value-type="string" table:style-name="ce16">
            <text:p>m<text:span text:style-name="T3">Ω</text:span></text:p>
          </table:table-cell>
          <table:table-cell office:value-type="string" table:style-name="ce3">
            <text:p>Coisi pour un bon ratio entre Vshunt et Pshunt</text:p>
          </table:table-cell>
          <table:table-cell office:value-type="string" table:style-name="ce33">
            <text:p>WSL20106L000FEA18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Vshunt</text:p>
          </table:table-cell>
          <table:table-cell office:value-type="float" office:value="60" table:formula="of:=[.B40]*[.B39]" table:style-name="ce14">
            <text:p>60</text:p>
          </table:table-cell>
          <table:table-cell office:value-type="string" table:style-name="ce1">
            <text:p>mV</text:p>
          </table:table-cell>
          <table:table-cell office:value-type="string" table:style-name="ce3">
            <text:p>Tension max shu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Pshunt</text:p>
          </table:table-cell>
          <table:table-cell office:value-type="float" office:value="486" table:formula="of:=[.B40]*[.B13]*[.B13]" table:style-name="ce14">
            <text:p>486</text:p>
          </table:table-cell>
          <table:table-cell office:value-type="string" table:style-name="ce1">
            <text:p>mW</text:p>
          </table:table-cell>
          <table:table-cell office:value-type="string" table:style-name="ce3">
            <text:p>Pmax shu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Amp gain max</text:p>
          </table:table-cell>
          <table:table-cell office:value-type="float" office:value="55" table:formula="of:=3.3/[.B41]*1000" table:style-name="ce1">
            <text:p>55</text:p>
          </table:table-cell>
          <table:table-cell table:style-name="ce1"/>
          <table:table-cell office:value-type="string" table:style-name="ce3">
            <text:p>Unidirectional gain ! Divide by two if bidi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Amp gain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string" table:style-name="ce3">
            <text:p>Chosen gain, match to selected amplifier ic. Should be less than previously calculated g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8">
            <text:p>R1</text:p>
          </table:table-cell>
          <table:table-cell office:value-type="float" office:value="100" table:style-name="ce1">
            <text:p>100</text:p>
          </table:table-cell>
          <table:table-cell office:value-type="string" table:style-name="ce17">
            <text:p>Ω</text:p>
          </table:table-cell>
          <table:table-cell office:value-type="string" table:style-name="ce3">
            <text:p>Résistance gain LTC6101, high side (set for 1mA output current)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8">
            <text:p>R2</text:p>
          </table:table-cell>
          <table:table-cell office:value-type="float" office:value="5.0999999999999996" table:formula="of:=[.B45]*[.B44]/1000" table:style-name="ce1">
            <text:p>5,1</text:p>
          </table:table-cell>
          <table:table-cell office:value-type="string" table:style-name="ce17">
            <text:p>kΩ</text:p>
          </table:table-cell>
          <table:table-cell office:value-type="string" table:style-name="ce3">
            <text:p>Résistance gain LTC6101, low sid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Vmeas max</text:p>
          </table:table-cell>
          <table:table-cell office:value-type="float" office:value="3.06" table:formula="of:=[.B44]*[.B41]/1000" table:style-name="ce1">
            <text:p>3,06</text:p>
          </table:table-cell>
          <table:table-cell office:value-type="string" table:style-name="ce1">
            <text:p>V</text:p>
          </table:table-cell>
          <table:table-cell office:value-type="string" table:style-name="ce3">
            <text:p>ADC voltage at full current, should be less than V ADC max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Resolution</text:p>
          </table:table-cell>
          <table:table-cell office:value-type="float" office:value="2.6328890931372548" table:formula="of:=[.B24]/[.B33]*([.B39]/[.B47])*1000" table:style-name="ce15">
            <text:p>2,6</text:p>
          </table:table-cell>
          <table:table-cell office:value-type="string" table:style-name="ce1">
            <text:p>mA</text:p>
          </table:table-cell>
          <table:table-cell office:value-type="string" table:style-name="ce3">
            <text:p>ADC LSB step size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 table:style-name="ce1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table:number-columns-repeated="16380" table:style-name="ce1"/>
        </table:table-row>
        <table:table-row table:style-name="ro3">
          <table:table-cell office:value-type="string" table:number-columns-spanned="4" table:number-rows-spanned="1" table:style-name="ce27">
            <text:p>L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table:style-name="ce19"/>
          <table:table-cell table:number-columns-repeated="2" table:style-name="ce1"/>
          <table:table-cell table:style-name="ce3"/>
          <table:table-cell table:number-columns-repeated="16380" table:style-name="ce1"/>
        </table:table-row>
        <table:table-row table:style-name="ro2">
          <table:table-cell office:value-type="string" table:style-name="ce18">
            <text:p><text:span text:style-name="T4">Δ</text:span>I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mA</text:p>
          </table:table-cell>
          <table:table-cell office:value-type="string" table:style-name="ce3">
            <text:p>Ondulation du courant dans l'inductance max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0">
            <text:p>VinL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V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string" table:style-name="ce20">
            <text:p>VoutL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string" table:style-name="ce18">
            <text:p>Ton</text:p>
          </table:table-cell>
          <table:table-cell office:value-type="float" office:value="5" table:formula="of:=([.B58])*1/([.B18]/1000)" table:style-name="ce1">
            <text:p>5</text:p>
          </table:table-cell>
          <table:table-cell office:value-type="string" table:style-name="ce1">
            <text:p>µs</text:p>
          </table:table-cell>
          <table:table-cell office:value-type="string" table:style-name="ce3">
            <text:p>Temps ON du MO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8">
            <text:p>Toff</text:p>
          </table:table-cell>
          <table:table-cell office:value-type="float" office:value="5" table:formula="of:=1/[.B18]*1000-[.B56]" table:style-name="ce1">
            <text:p>5</text:p>
          </table:table-cell>
          <table:table-cell office:value-type="string" table:style-name="ce1">
            <text:p>µs</text:p>
          </table:table-cell>
          <table:table-cell office:value-type="string" table:style-name="ce3">
            <text:p>Temps OFF du MO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8">
            <text:p>DutyCycle</text:p>
          </table:table-cell>
          <table:table-cell office:value-type="percentage" office:value="0.5" table:formula="of:=[.B55]/[.B54]" table:style-name="ce21">
            <text:p>50%</text:p>
          </table:table-cell>
          <table:table-cell table:style-name="ce1"/>
          <table:table-cell table:style-name="ce3"/>
          <table:table-cell table:number-columns-repeated="16380" table:style-name="ce1"/>
        </table:table-row>
        <table:table-row table:style-name="ro1">
          <table:table-cell office:value-type="string" table:style-name="ce18">
            <text:p>Lmin</text:p>
          </table:table-cell>
          <table:table-cell office:value-type="float" office:value="120" table:formula="of:=(([.B54]-[.B55])/([.B53]/1000))*[.B56]" table:style-name="ce1">
            <text:p>120</text:p>
          </table:table-cell>
          <table:table-cell office:value-type="string" table:style-name="ce1">
            <text:p>µH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string" table:style-name="ce8">
            <text:p>Lmax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µH</text:p>
          </table:table-cell>
          <table:table-cell office:value-type="string" table:style-name="ce3">
            <text:p>On veux une inductance de maximum 200µH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0">
            <text:p>Lchosen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µH</text:p>
          </table:table-cell>
          <table:table-cell table:style-name="ce3"/>
          <table:table-cell office:value-type="string" table:style-name="ce29">
            <text:p>1140-121K-RC</text:p>
          </table:table-cell>
          <table:table-cell table:number-columns-repeated="16379"/>
        </table:table-row>
        <table:table-row table:style-name="ro1">
          <table:table-cell office:value-type="string" table:style-name="ce20">
            <text:p>DCR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mΩ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string" table:style-name="ce20">
            <text:p>ΔI</text:p>
          </table:table-cell>
          <table:table-cell office:value-type="float" office:value="1000" table:formula="of:=(([.B54]-[.B55])/[.B61]*1000)*[.B56]" table:style-name="ce1">
            <text:p>1000</text:p>
          </table:table-cell>
          <table:table-cell office:value-type="string" table:style-name="ce1">
            <text:p>mA</text:p>
          </table:table-cell>
          <table:table-cell office:value-type="string" table:style-name="ce3">
            <text:p>Ondulation du courant réelle<text:s/>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 table:style-name="ce1"/>
        </table:table-row>
        <table:table-row table:number-rows-repeated="2" table:style-name="ro1">
          <table:table-cell table:style-name="ce19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2">
          <table:table-cell table:style-name="ce19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27">
            <text:p>Cin</text:p>
          </table:table-cell>
          <table:covered-table-cell table:number-columns-repeated="3"/>
          <table:table-cell table:number-columns-repeated="16380"/>
        </table:table-row>
        <table:table-row table:number-rows-repeated="7" table:style-name="ro2">
          <table:table-cell table:number-columns-repeated="4" table:style-name="ce7"/>
          <table:table-cell table:number-columns-repeated="16380"/>
        </table:table-row>
        <table:table-row table:style-name="ro3">
          <table:table-cell table:number-columns-repeated="4" table:style-name="ce7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27">
            <text:p>Cout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34">
            <text:p>ΔV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V</text:p>
          </table:table-cell>
          <table:table-cell office:value-type="string" table:style-name="ce3">
            <text:p>Desired ripple voltage at the output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</text:p>
          </table:table-cell>
          <table:table-cell office:value-type="float" office:value="10" table:formula="of:=[.B63]*(1/[.B18])*0.5/[.B79]" table:style-name="ce1">
            <text:p>10</text:p>
          </table:table-cell>
          <table:table-cell office:value-type="string" table:style-name="ce1">
            <text:p>µF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20">
            <text:p>C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µF</text:p>
          </table:table-cell>
          <table:table-cell office:value-type="string" table:style-name="ce3">
            <text:p>Prendre en compte le courant RMS</text:p>
          </table:table-cell>
          <table:table-cell office:value-type="string" table:style-name="ce1">
            <text:p>100ZLJ220M12.5X25</text:p>
          </table:table-cell>
          <table:table-cell table:number-columns-repeated="16379"/>
        </table:table-row>
        <table:table-row table:style-name="ro1">
          <table:table-cell office:value-type="string" table:style-name="ce20">
            <text:p>ESR C choisi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mΩ</text:p>
          </table:table-cell>
          <table:table-cell table:style-name="ce3"/>
          <table:table-cell office:value-type="string" table:style-name="ce1">
            <text:p>C'est le plus petit condo en stock avec le bon Irms</text:p>
          </table:table-cell>
          <table:table-cell table:number-columns-repeated="16379"/>
        </table:table-row>
        <table:table-row table:style-name="ro1">
          <table:table-cell office:value-type="string" table:style-name="ce32">
            <text:p>Δvout réel</text:p>
          </table:table-cell>
          <table:table-cell office:value-type="float" office:value="6.2727272727272729E-2" table:formula="of:=([.B63]/10^6)*[.B82]+(([.B63]/1000)*(1/[.B18])*0.5)/([.B81]/1000)" table:style-name="ce1">
            <text:p>0,062727273</text:p>
          </table:table-cell>
          <table:table-cell office:value-type="string" table:style-name="ce1">
            <text:p>V</text:p>
          </table:table-cell>
          <table:table-cell office:value-type="string" table:style-name="ce3">
            <text:p>ΔI*ESRC+(ΔI*(1/Fsw)*0,5)/C</text:p>
          </table:table-cell>
          <table:table-cell table:number-columns-repeated="16380" table:style-name="ce1"/>
        </table:table-row>
        <table:table-row table:number-rows-repeated="4" table:style-name="ro2">
          <table:table-cell table:style-name="ce22"/>
          <table:table-cell table:number-columns-repeated="2" table:style-name="ce1"/>
          <table:table-cell table:style-name="ce3"/>
          <table:table-cell table:number-columns-repeated="16380" table:style-name="ce1"/>
        </table:table-row>
        <table:table-row table:style-name="ro3">
          <table:table-cell table:style-name="ce22"/>
          <table:table-cell table:number-columns-repeated="2" table:style-name="ce1"/>
          <table:table-cell table:style-name="ce3"/>
          <table:table-cell table:number-columns-repeated="16380" table:style-name="ce1"/>
        </table:table-row>
        <table:table-row table:style-name="ro3">
          <table:table-cell office:value-type="string" table:number-columns-spanned="4" table:number-rows-spanned="1" table:style-name="ce27">
            <text:p>MOS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table:style-name="ce22"/>
          <table:table-cell table:number-columns-repeated="2" table:style-name="ce1"/>
          <table:table-cell table:style-name="ce3"/>
          <table:table-cell table:number-columns-repeated="16380" table:style-name="ce1"/>
        </table:table-row>
        <table:table-row table:style-name="ro1">
          <table:table-cell office:value-type="string" table:style-name="ce30">
            <text:p>Rdson</text:p>
          </table:table-cell>
          <table:table-cell office:value-type="float" office:value="9.3000000000000007" table:style-name="ce1">
            <text:p>9,3</text:p>
          </table:table-cell>
          <table:table-cell office:value-type="string" table:style-name="ce1">
            <text:p>mΩ</text:p>
          </table:table-cell>
          <table:table-cell table:style-name="ce3"/>
          <table:table-cell office:value-type="string" table:style-name="ce35">
            <text:p>IRFB4115PBF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Qc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nC</text:p>
          </table:table-cell>
          <table:table-cell office:value-type="string" table:style-name="ce3">
            <text:p>Gate charg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9">
            <text:p>Dmax</text:p>
          </table:table-cell>
          <table:table-cell office:value-type="percentage" office:value="0.66666666666666663" table:formula="of:=24/36" table:style-name="ce24">
            <text:p>67%</text:p>
          </table:table-cell>
          <table:table-cell table:style-name="ce1"/>
          <table:table-cell office:value-type="string" table:style-name="ce3">
            <text:p>Max duty cycle (Vin=36V, vout=24V)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9">
            <text:p>Pstat</text:p>
          </table:table-cell>
          <table:table-cell office:value-type="float" office:value="0.50219999999999998" table:formula="of:=[.B93]*[.B91]/1000*[.B13]*[.B13]" table:style-name="ce1">
            <text:p>0,5022</text:p>
          </table:table-cell>
          <table:table-cell office:value-type="string" table:style-name="ce1">
            <text:p>W</text:p>
          </table:table-cell>
          <table:table-cell office:value-type="string" table:style-name="ce3">
            <text:p>Rdson*Duty(mos)*Iout²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9">
            <text:p>Pdyn</text:p>
          </table:table-cell>
          <table:table-cell table:style-name="ce1"/>
          <table:table-cell office:value-type="string" table:style-name="ce1">
            <text:p>W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string" table:style-name="ce31">
            <text:p>R<text:span text:style-name="T5">θJA<text:s/></text:span>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°C/W</text:p>
          </table:table-cell>
          <table:table-cell office:value-type="string" table:style-name="ce3">
            <text:p>Junction to ambie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1">
            <text:p>R<text:span text:style-name="T5">θJC</text:span></text:p>
          </table:table-cell>
          <table:table-cell office:value-type="float" office:value="0.9" table:formula="of:=0.4+0.5" table:style-name="ce1">
            <text:p>0,9</text:p>
          </table:table-cell>
          <table:table-cell office:value-type="string" table:style-name="ce1">
            <text:p>°C/W</text:p>
          </table:table-cell>
          <table:table-cell office:value-type="string" table:style-name="ce3">
            <text:p>Junction to sink, greased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Tj</text:p>
          </table:table-cell>
          <table:table-cell office:value-type="float" office:value="56.136399999999995" table:formula="of:=25+[.B96]*[.B94]" table:style-name="ce14">
            <text:p>56</text:p>
          </table:table-cell>
          <table:table-cell office:value-type="string" table:style-name="ce1">
            <text:p>°C</text:p>
          </table:table-cell>
          <table:table-cell office:value-type="string" table:style-name="ce3">
            <text:p>Junction, static power &amp; no heatsink</text:p>
          </table:table-cell>
          <table:table-cell table:number-columns-repeated="16380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table:style-name="ce22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27">
            <text:p>Diod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style-name="ce22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9">
            <text:p>Vf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mV</text:p>
          </table:table-cell>
          <table:table-cell office:value-type="string" table:style-name="ce3">
            <text:p>Forward voltage @ Imax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min</text:p>
          </table:table-cell>
          <table:table-cell office:value-type="percentage" office:value="0.25" table:formula="of:=12/48" table:style-name="ce24">
            <text:p>25%</text:p>
          </table:table-cell>
          <table:table-cell table:style-name="ce1"/>
          <table:table-cell office:value-type="string" table:style-name="ce3">
            <text:p>Min duty cycle (Vin=48V, Vout=12V)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stat</text:p>
          </table:table-cell>
          <table:table-cell office:value-type="float" office:value="3.375" table:formula="of:=[.B103]/1000*[.B13]*(1-[.B104])" table:style-name="ce1">
            <text:p>3,375</text:p>
          </table:table-cell>
          <table:table-cell office:value-type="string" table:style-name="ce1">
            <text:p>W</text:p>
          </table:table-cell>
          <table:table-cell office:value-type="string" table:style-name="ce3">
            <text:p>Duty(diode)*Vf*Iout</text:p>
          </table:table-cell>
          <table:table-cell table:number-columns-repeated="16380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table:style-name="ce2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27">
            <text:p>Pertes statiqu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style-name="ce22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13">
            <text:p>Diode</text:p>
          </table:table-cell>
          <table:table-cell office:value-type="float" office:value="3.375" table:formula="of:=[.B105]" table:style-name="ce25">
            <text:p>3,38</text:p>
          </table:table-cell>
          <table:table-cell office:value-type="string" table:style-name="ce1">
            <text:p>W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3">
            <text:p>MOS</text:p>
          </table:table-cell>
          <table:table-cell office:value-type="float" office:value="0.50219999999999998" table:formula="of:=[.B94]" table:style-name="ce25">
            <text:p>0,50</text:p>
          </table:table-cell>
          <table:table-cell office:value-type="string" table:style-name="ce1">
            <text:p>W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3">
            <text:p>Current sense</text:p>
          </table:table-cell>
          <table:table-cell office:value-type="float" office:value="0.48599999999999999" table:formula="of:=[.B42]/1000" table:style-name="ce25">
            <text:p>0,49</text:p>
          </table:table-cell>
          <table:table-cell office:value-type="string" table:style-name="ce1">
            <text:p>W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3">
            <text:p>Voltage sense</text:p>
          </table:table-cell>
          <table:table-cell office:value-type="float" office:value="6.0172632674297601E-2" table:formula="of:=2*[.B32]/1000" table:style-name="ce25">
            <text:p>0,06</text:p>
          </table:table-cell>
          <table:table-cell office:value-type="string" table:style-name="ce1">
            <text:p>W</text:p>
          </table:table-cell>
          <table:table-cell office:value-type="string" table:style-name="ce3">
            <text:p>2 Etages de mesure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L</text:p>
          </table:table-cell>
          <table:table-cell office:value-type="float" office:value="2.2679999999999998" table:formula="of:=[.B62]*[.B13]/1000*[.B13]" table:style-name="ce25">
            <text:p>2,27</text:p>
          </table:table-cell>
          <table:table-cell office:value-type="string" table:style-name="ce1">
            <text:p>W</text:p>
          </table:table-cell>
          <table:table-cell office:value-type="string" table:style-name="ce3">
            <text:p>DCR*Iout²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C</text:p>
          </table:table-cell>
          <table:table-cell office:value-type="float" office:value="0.04" table:formula="of:=[.B82]*[.B63]*[.B63]/10^9" table:style-name="ce25">
            <text:p>0,04</text:p>
          </table:table-cell>
          <table:table-cell office:value-type="string" table:style-name="ce1">
            <text:p>W</text:p>
          </table:table-cell>
          <table:table-cell office:value-type="string" table:style-name="ce3">
            <text:p>ESR*ΔI²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onso µC</text:p>
          </table:table-cell>
          <table:table-cell office:value-type="float" office:value="0" table:style-name="ce25">
            <text:p>0,00</text:p>
          </table:table-cell>
          <table:table-cell office:value-type="string" table:style-name="ce1">
            <text:p>W</text:p>
          </table:table-cell>
          <table:table-cell office:value-type="string" table:style-name="ce3">
            <text:p>Regulateur linéaire : I@5V = I@12V !</text:p>
          </table:table-cell>
          <table:table-cell table:number-columns-repeated="16380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13">
            <text:p>Total static</text:p>
          </table:table-cell>
          <table:table-cell office:value-type="float" office:value="6.7313726326742973" table:formula="of:=SUM([.B111:.B117])" table:style-name="ce25">
            <text:p>6,73</text:p>
          </table:table-cell>
          <table:table-cell office:value-type="string" table:style-name="ce1">
            <text:p>W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3">
            <text:p>Static Eff</text:p>
          </table:table-cell>
          <table:table-cell office:value-type="percentage" office:value="0.96743903672213905" table:formula="of:=[.B10]/([.B119]+[.B10])" table:style-name="ce26">
            <text:p>96,7%</text:p>
          </table:table-cell>
          <table:table-cell table:style-name="ce1"/>
          <table:table-cell office:value-type="string" table:style-name="ce3">
            <text:p>Rendement estimé sur pertes statiques uniquement, @200W</text:p>
          </table:table-cell>
          <table:table-cell table:number-columns-repeated="16380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27">
            <text:p>Pertes dynamiqu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repeated="4" table:style-name="ce7"/>
          <table:table-cell table:number-columns-repeated="16380"/>
        </table:table-row>
        <table:table-row table:style-name="ro4">
          <table:table-cell office:value-type="string" table:style-name="ce13">
            <text:p>Diod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table:style-name="ce3"/>
          <table:table-cell table:number-columns-repeated="16380"/>
        </table:table-row>
        <table:table-row table:style-name="ro4">
          <table:table-cell office:value-type="string" table:style-name="ce13">
            <text:p>MOS</text:p>
          </table:table-cell>
          <table:table-cell office:value-type="float" office:value="0" table:formula="of:=[.B95]" table:style-name="ce1">
            <text:p>0</text:p>
          </table:table-cell>
          <table:table-cell office:value-type="string" table:style-name="ce1">
            <text:p>W</text:p>
          </table:table-cell>
          <table:table-cell table:style-name="ce3"/>
          <table:table-cell table:number-columns-repeated="16380"/>
        </table:table-row>
        <table:table-row table:style-name="ro4">
          <table:table-cell office:value-type="string" table:style-name="ce12">
            <text:p>Conso driv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string" table:style-name="ce3">
            <text:p>?</text:p>
          </table:table-cell>
          <table:table-cell table:number-columns-repeated="16380"/>
        </table:table-row>
        <table:table-row table:style-name="ro4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4">
          <table:table-cell office:value-type="string" table:style-name="ce13">
            <text:p>Total dyn</text:p>
          </table:table-cell>
          <table:table-cell office:value-type="float" office:value="0" table:formula="of:=SUM([.B125:.B127])" table:style-name="ce1">
            <text:p>0</text:p>
          </table:table-cell>
          <table:table-cell office:value-type="string" table:style-name="ce1">
            <text:p>W</text:p>
          </table:table-cell>
          <table:table-cell office:value-type="string" table:style-name="ce3">
            <text:p>Pertes dynamiques uniquement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Total loss</text:p>
          </table:table-cell>
          <table:table-cell office:value-type="float" office:value="6.7313726326742973" table:formula="of:=[.B129]+[.B119]" table:style-name="ce25">
            <text:p>6,73</text:p>
          </table:table-cell>
          <table:table-cell office:value-type="string" table:style-name="ce1">
            <text:p>W</text:p>
          </table:table-cell>
          <table:table-cell office:value-type="string" table:style-name="ce3">
            <text:p>Pertes statiques + dynamiques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Total eff</text:p>
          </table:table-cell>
          <table:table-cell office:value-type="percentage" office:value="0.96743903672213905" table:formula="of:=[.B10]/([.B130]+[.B10])" table:style-name="ce26">
            <text:p>96,7%</text:p>
          </table:table-cell>
          <table:table-cell table:style-name="ce1"/>
          <table:table-cell office:value-type="string" table:style-name="ce3">
            <text:p>Rendement total estimé @200W</text:p>
          </table:table-cell>
          <table:table-cell table:number-columns-repeated="16380"/>
        </table:table-row>
        <table:table-row table:style-name="ro4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number-rows-repeated="1048444" table:style-name="ro5">
          <table:table-cell table:number-columns-repeated="16384"/>
        </table:table-row>
      </table:table>
      <table:table table:name="Vrac" table:style-name="ta2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Calibri" svg:font-family="Calibri"/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1" number:min-integer-digits="1"/>
    </number:number-style>
    <number:percentage-style style:name="N37">
      <number:number number:decimal-places="1" number:min-integer-digits="1"/>
      <number:text>%</number:text>
    </number:percentage-style>
    <number:currency-style style:name="N42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42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42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style:font-name="Arial1" style:font-name-asian="Arial1" style:font-name-complex="Arial1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style:font-name="Arial1" style:font-name-asian="Arial1" style:font-name-complex="Arial1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DDDDD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CC"/>
      <style:text-properties fo:color="#CC0000" style:font-name="Arial1" style:font-name-asian="Arial1" style:font-name-complex="Arial1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CC0000"/>
      <style:text-properties fo:color="#FFFF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style:font-name="Arial1" style:font-name-asian="Arial1" style:font-name-complex="Arial1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6600" style:font-name="Arial1" style:font-name-asian="Arial1" style:font-name-complex="Arial1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Heading_32_5" style:display-name="Heading 5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6" style:display-name="Heading 6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7" style:display-name="Heading 7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8" style:display-name="Heading 8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style:font-name="Arial1" style:font-name-asian="Arial1" style:font-name-complex="Arial1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996600" style:font-name="Arial1" style:font-name-asian="Arial1" style:font-name-complex="Arial1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1" style:font-name-asian="Arial1" style:font-name-complex="Arial1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style:font-name="Arial1" style:font-name-asian="Arial1" style:font-name-complex="Arial1" fo:font-size="10pt" style:font-size-asian="10pt" style:font-size-complex="10pt"/>
    </style:style>
    <style:style style:name="Percent" style:family="table-cell" style:data-style-name="N13"/>
    <style:style style:name="Pourcentage" style:family="table-cell" style:data-style-name="N13"/>
    <style:style style:name="Result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2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  <style:text-properties style:font-name="Arial1" style:font-name-asian="Arial1" style:font-name-complex="Arial1"/>
    </style:style>
    <style:style style:name="Text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  <style:text-properties style:font-name="Arial1" style:font-name-asian="Arial1" style:font-name-complex="Arial1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CC0000" style:font-name="Arial1" style:font-name-asian="Arial1" style:font-name-complex="Arial1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dc:creator>User</dc:creator>
    <meta:creation-date>2020-10-07T15:59:49Z</meta:creation-date>
    <dc:date>2020-11-03T07:20:05Z</dc:date>
    <meta:editing-cycles>12</meta:editing-cycles>
    <meta:editing-duration>PT0S</meta:editing-duration>
  </office:meta>
</office:document-meta>
</file>